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new ODT-formatted file</text:p>
      <text:p text:style-name="Standard"/>
      <text:p text:style-name="Standard">Text starts here.</text:p>
      <text:p text:style-name="Standard"/>
      <text:p text:style-name="Standard"/>
      <text:p text:style-name="Standard">Text edited to remote origin.</text:p>
      <text:p text:style-name="Standard"/>
      <text:p text:style-name="Standard">Bizcargui edits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" fo:font-size="10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ourier New" fo:font-size="9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" fo:font-size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lfgang Freis</meta:initial-creator>
    <meta:creation-date>2015-06-03T06:44:03</meta:creation-date>
    <dc:date>2015-06-03T07:03:07</dc:date>
    <dc:creator>Wolfgang Freis</dc:creator>
    <meta:editing-duration>PT2M1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4" meta:word-count="15" meta:character-count="91"/>
  </office:meta>
</office:document-meta>
</file>